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4" table:number-rows-spanned="1">
            <text:p>Tabla Autor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id_autor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usuario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6" table:number-rows-spanned="1">
            <text:p>Tabla Recetas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>
            <text:p>id_receta</text:p>
          </table:table-cell>
          <table:table-cell table:style-name="ce1" office:value-type="string">
            <text:p>fecha 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tiempo</text:p>
          </table:table-cell>
          <table:table-cell table:style-name="ce1" office:value-type="string">
            <text:p>calorias</text:p>
          </table:table-cell>
          <table:table-cell table:style-name="ce1" office:value-type="string">
            <text:p>id_autor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3" table:number-rows-spanned="1">
            <text:p>Tabla Ingredientes</text:p>
          </table:table-cell>
          <table:covered-table-cell table:number-columns-repeated="2" table:style-name="ce1"/>
          <table:table-cell table:number-columns-repeated="3"/>
        </table:table-row>
        <table:table-row table:style-name="ro1">
          <table:table-cell/>
          <table:table-cell table:style-name="ce1" office:value-type="string">
            <text:p>id_ingrediente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tipo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table:number-columns-spanned="4" table:number-rows-spanned="1">
            <text:p>Contiene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/>
          <table:table-cell table:style-name="ce1" office:value-type="string">
            <text:p>id_receta</text:p>
          </table:table-cell>
          <table:table-cell table:style-name="ce1" office:value-type="string">
            <text:p>id_ingrediente</text:p>
          </table:table-cell>
          <table:table-cell table:style-name="ce1" office:value-type="string">
            <text:p>cantidad</text:p>
          </table:table-cell>
          <table:table-cell table:style-name="ce1" office:value-type="string">
            <text:p>unida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3">03/08/2022</text:date>, <text:time>10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4M32S</meta:editing-duration>
    <meta:editing-cycles>3</meta:editing-cycles>
    <meta:generator>OpenOffice/4.1.10$Win32 OpenOffice.org_project/4110m2$Build-9807</meta:generator>
    <dc:date>2022-08-03T10:02:35.61</dc:date>
    <dc:creator>Carlos Alberto Ortiz Mendoz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